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est Name</text:p>
          </table:table-cell>
          <table:table-cell table:style-name="ce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8" table:default-cell-style-name="ce10"/>
        <table:table-column table:style-name="co1" table:number-columns-repeated="99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office:value-type="string" calcext:value-type="string">
            <text:p>Test 21</text:p>
          </table:table-cell>
          <table:table-cell table:style-name="ce1" office:value-type="string" calcext:value-type="string">
            <text:p>Test 22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25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2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P2];&quot;X&quot; )" office:value-type="float" office:value="24" calcext:value-type="float">
            <text:p>24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P3];&quot;X&quot; )" office:value-type="float" office:value="19" calcext:value-type="float">
            <text:p>19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P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P5];&quot;X&quot; 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P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P7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P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P9];&quot;X&quot; )" office:value-type="float" office:value="24" calcext:value-type="float">
            <text:p>24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P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P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P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P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P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P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P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P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P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P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P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P21];&quot;X&quot; )" office:value-type="float" office:value="11" calcext:value-type="float">
            <text:p>1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P22];&quot;X&quot; )"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P23];&quot;X&quot; )" office:value-type="float" office:value="19" calcext:value-type="float">
            <text:p>19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P24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P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P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P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P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P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P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P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P3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P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P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P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P36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P37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P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P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P40];&quot;X&quot; )"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P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P4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P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P4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P4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P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P47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P48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P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P50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P51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P52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P53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P54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P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P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P57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P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P59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P6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P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P62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P6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P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P65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P66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P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P68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P6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P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P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P7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P7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P74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P75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6:.AP76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P7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P7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P79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P8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P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P82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P83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P84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P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P86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P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P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P8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P90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P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2:.AP92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3:.AP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4:.AP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5:.AP95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6:.AP96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7:.AP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8:.AP98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99:.AP9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0:.AP100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1:.AP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2:.AP102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3:.AP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4:.AP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5:.AP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6:.AP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7:.AP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8:.AP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09:.AP109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0:.AP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1:.AP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2:.AP112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12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3:.AP1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4:.AP114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5:.AP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6:.AP11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7:.AP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8:.AP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19:.AP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0:.AP120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1:.AP121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2:.AP122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3:.AP12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4:.AP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5:.AP125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6:.AP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7:.AP127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8:.AP12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29:.AP12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0:.AP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1:.AP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2:.AP132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3:.AP133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4:.AP13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5:.AP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6:.AP1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7:.AP13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8:.AP13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39:.AP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0:.AP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1:.AP14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2:.AP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3:.AP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4:.AP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5:.AP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6:.AP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7:.AP14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8:.AP148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49:.AP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0:.AP15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1:.AP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2:.AP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3:.AP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4:.AP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5:.AP155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6:.AP156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7:.AP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8:.AP158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59:.AP15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0:.AP16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1:.AP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2:.AP16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3:.AP16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4:.AP1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5:.AP1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6:.AP16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7:.AP16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8:.AP16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69:.AP169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0:.AP170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1:.AP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2:.AP17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3:.AP1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4:.AP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5:.AP17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6:.AP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7:.AP1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8:.AP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79:.AP17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0:.AP180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1:.AP181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2:.AP18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3:.AP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4:.AP184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5:.AP18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6:.AP1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7:.AP18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8:.AP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89:.AP1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0:.AP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1:.AP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2:.AP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3:.AP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4:.AP1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5:.AP1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6:.AP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7:.AP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8:.AP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199:.AP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0:.AP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1:.AP2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2:.AP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3:.AP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4:.AP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5:.AP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6:.AP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7:.AP20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8:.AP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09:.AP20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0:.AP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1:.AP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2:.AP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3:.AP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4:.AP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5:.AP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6:.AP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7:.AP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8:.AP218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19:.AP219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0:.AP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1:.AP22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2:.AP2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2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3:.AP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4:.AP22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5:.AP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6:.AP226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7:.AP22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8:.AP22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29:.AP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0:.AP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09:49:44.051824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12T13:39:01.571802190</dc:date>
    <meta:editing-duration>P1DT11H52M</meta:editing-duration>
    <meta:editing-cycles>64</meta:editing-cycles>
    <meta:document-statistic meta:table-count="2" meta:cell-count="1324" meta:object-count="0"/>
  </office:meta>
</office:document-meta>
</file>